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justify" style:justify-single-word="false"/>
      <style:text-properties fo:font-size="24pt" style:font-size-asian="24pt" style:font-size-complex="2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master-page-name="MP0">
      <style:paragraph-properties fo:text-align="justify" style:justify-single-word="false" style:page-number="auto" fo:break-before="page"/>
      <style:text-properties fo:font-weight="bold" style:font-weight-asian="bold" style:font-weight-complex="bold"/>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list-style-name="L6">
      <style:paragraph-properties fo:text-align="justify" style:justify-single-word="false"/>
      <style:text-properties fo:font-weight="normal" style:font-weight-asian="normal" style:font-weight-complex="normal"/>
    </style:style>
    <style:style style:name="P16" style:family="paragraph" style:parent-style-name="Text_20_body" style:list-style-name="L1">
      <style:paragraph-properties fo:text-align="justify" style:justify-single-word="false"/>
      <style:text-properties fo:font-weight="bold" style:font-weight-asian="bold" style:font-weight-complex="bold"/>
    </style:style>
    <style:style style:name="P17" style:family="paragraph" style:parent-style-name="Text_20_body" style:list-style-name="L1">
      <style:paragraph-properties fo:margin-top="0cm" fo:margin-bottom="0cm" fo:text-align="justify" style:justify-single-word="false"/>
      <style:text-properties fo:font-weight="bold" style:font-weight-asian="bold" style:font-weight-complex="bold"/>
    </style:style>
    <style:style style:name="T1" style:family="text">
      <style:text-properties style:text-position="super 6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style-number>
    </text:list-style>
    <text:list-style style:name="L2">
      <text:list-level-style-bullet text:level="1" text:style-name="WW_5f_CharLFO2LVL1" text:bullet-char="–">
        <style:list-level-properties text:min-label-width="0.635cm"/>
        <style:text-properties style:font-name="StarSymbol1"/>
      </text:list-level-style-bullet>
      <text:list-level-style-bullet text:level="2" text:style-name="WW_5f_CharLFO2LVL2" text:bullet-char="–">
        <style:list-level-properties text:space-before="0.635cm" text:min-label-width="0.635cm"/>
        <style:text-properties style:font-name="StarSymbol1"/>
      </text:list-level-style-bullet>
      <text:list-level-style-bullet text:level="3" text:style-name="WW_5f_CharLFO2LVL3" text:bullet-char="–">
        <style:list-level-properties text:space-before="1.27cm" text:min-label-width="0.635cm"/>
        <style:text-properties style:font-name="StarSymbol1"/>
      </text:list-level-style-bullet>
      <text:list-level-style-bullet text:level="4" text:style-name="WW_5f_CharLFO2LVL4" text:bullet-char="–">
        <style:list-level-properties text:space-before="1.905cm" text:min-label-width="0.635cm"/>
        <style:text-properties style:font-name="StarSymbol1"/>
      </text:list-level-style-bullet>
      <text:list-level-style-bullet text:level="5" text:style-name="WW_5f_CharLFO2LVL5" text:bullet-char="–">
        <style:list-level-properties text:space-before="2.54cm" text:min-label-width="0.635cm"/>
        <style:text-properties style:font-name="StarSymbol1"/>
      </text:list-level-style-bullet>
      <text:list-level-style-bullet text:level="6" text:style-name="WW_5f_CharLFO2LVL6" text:bullet-char="–">
        <style:list-level-properties text:space-before="3.175cm" text:min-label-width="0.635cm"/>
        <style:text-properties style:font-name="StarSymbol1"/>
      </text:list-level-style-bullet>
      <text:list-level-style-bullet text:level="7" text:style-name="WW_5f_CharLFO2LVL7" text:bullet-char="–">
        <style:list-level-properties text:space-before="3.81cm" text:min-label-width="0.635cm"/>
        <style:text-properties style:font-name="StarSymbol1"/>
      </text:list-level-style-bullet>
      <text:list-level-style-bullet text:level="8" text:style-name="WW_5f_CharLFO2LVL8" text:bullet-char="–">
        <style:list-level-properties text:space-before="4.445cm" text:min-label-width="0.635cm"/>
        <style:text-properties style:font-name="StarSymbol1"/>
      </text:list-level-style-bullet>
      <text:list-level-style-bullet text:level="9" text:style-name="WW_5f_CharLFO2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3">
      <text:list-level-style-bullet text:level="1" text:style-name="WW_5f_CharLFO3LVL1" text:bullet-char="–">
        <style:list-level-properties text:min-label-width="0.635cm"/>
        <style:text-properties style:font-name="StarSymbol1"/>
      </text:list-level-style-bullet>
      <text:list-level-style-bullet text:level="2" text:style-name="WW_5f_CharLFO3LVL2" text:bullet-char="–">
        <style:list-level-properties text:space-before="0.635cm" text:min-label-width="0.635cm"/>
        <style:text-properties style:font-name="StarSymbol1"/>
      </text:list-level-style-bullet>
      <text:list-level-style-bullet text:level="3" text:style-name="WW_5f_CharLFO3LVL3" text:bullet-char="–">
        <style:list-level-properties text:space-before="1.27cm" text:min-label-width="0.635cm"/>
        <style:text-properties style:font-name="StarSymbol1"/>
      </text:list-level-style-bullet>
      <text:list-level-style-bullet text:level="4" text:style-name="WW_5f_CharLFO3LVL4" text:bullet-char="–">
        <style:list-level-properties text:space-before="1.905cm" text:min-label-width="0.635cm"/>
        <style:text-properties style:font-name="StarSymbol1"/>
      </text:list-level-style-bullet>
      <text:list-level-style-bullet text:level="5" text:style-name="WW_5f_CharLFO3LVL5" text:bullet-char="–">
        <style:list-level-properties text:space-before="2.54cm" text:min-label-width="0.635cm"/>
        <style:text-properties style:font-name="StarSymbol1"/>
      </text:list-level-style-bullet>
      <text:list-level-style-bullet text:level="6" text:style-name="WW_5f_CharLFO3LVL6" text:bullet-char="–">
        <style:list-level-properties text:space-before="3.175cm" text:min-label-width="0.635cm"/>
        <style:text-properties style:font-name="StarSymbol1"/>
      </text:list-level-style-bullet>
      <text:list-level-style-bullet text:level="7" text:style-name="WW_5f_CharLFO3LVL7" text:bullet-char="–">
        <style:list-level-properties text:space-before="3.81cm" text:min-label-width="0.635cm"/>
        <style:text-properties style:font-name="StarSymbol1"/>
      </text:list-level-style-bullet>
      <text:list-level-style-bullet text:level="8" text:style-name="WW_5f_CharLFO3LVL8" text:bullet-char="–">
        <style:list-level-properties text:space-before="4.445cm" text:min-label-width="0.635cm"/>
        <style:text-properties style:font-name="StarSymbol1"/>
      </text:list-level-style-bullet>
      <text:list-level-style-bullet text:level="9" text:style-name="WW_5f_CharLFO3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4">
      <text:list-level-style-bullet text:level="1" text:style-name="WW_5f_CharLFO4LVL1" text:bullet-char="–">
        <style:list-level-properties text:min-label-width="0.635cm"/>
        <style:text-properties style:font-name="StarSymbol1"/>
      </text:list-level-style-bullet>
      <text:list-level-style-bullet text:level="2" text:style-name="WW_5f_CharLFO4LVL2" text:bullet-char="–">
        <style:list-level-properties text:space-before="0.635cm" text:min-label-width="0.635cm"/>
        <style:text-properties style:font-name="StarSymbol1"/>
      </text:list-level-style-bullet>
      <text:list-level-style-bullet text:level="3" text:style-name="WW_5f_CharLFO4LVL3" text:bullet-char="–">
        <style:list-level-properties text:space-before="1.27cm" text:min-label-width="0.635cm"/>
        <style:text-properties style:font-name="StarSymbol1"/>
      </text:list-level-style-bullet>
      <text:list-level-style-bullet text:level="4" text:style-name="WW_5f_CharLFO4LVL4" text:bullet-char="–">
        <style:list-level-properties text:space-before="1.905cm" text:min-label-width="0.635cm"/>
        <style:text-properties style:font-name="StarSymbol1"/>
      </text:list-level-style-bullet>
      <text:list-level-style-bullet text:level="5" text:style-name="WW_5f_CharLFO4LVL5" text:bullet-char="–">
        <style:list-level-properties text:space-before="2.54cm" text:min-label-width="0.635cm"/>
        <style:text-properties style:font-name="StarSymbol1"/>
      </text:list-level-style-bullet>
      <text:list-level-style-bullet text:level="6" text:style-name="WW_5f_CharLFO4LVL6" text:bullet-char="–">
        <style:list-level-properties text:space-before="3.175cm" text:min-label-width="0.635cm"/>
        <style:text-properties style:font-name="StarSymbol1"/>
      </text:list-level-style-bullet>
      <text:list-level-style-bullet text:level="7" text:style-name="WW_5f_CharLFO4LVL7" text:bullet-char="–">
        <style:list-level-properties text:space-before="3.81cm" text:min-label-width="0.635cm"/>
        <style:text-properties style:font-name="StarSymbol1"/>
      </text:list-level-style-bullet>
      <text:list-level-style-bullet text:level="8" text:style-name="WW_5f_CharLFO4LVL8" text:bullet-char="–">
        <style:list-level-properties text:space-before="4.445cm" text:min-label-width="0.635cm"/>
        <style:text-properties style:font-name="StarSymbol1"/>
      </text:list-level-style-bullet>
      <text:list-level-style-bullet text:level="9" text:style-name="WW_5f_CharLFO4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5">
      <text:list-level-style-bullet text:level="1" text:style-name="WW_5f_CharLFO5LVL1" text:bullet-char="–">
        <style:list-level-properties text:min-label-width="0.635cm"/>
        <style:text-properties style:font-name="StarSymbol1"/>
      </text:list-level-style-bullet>
      <text:list-level-style-bullet text:level="2" text:style-name="WW_5f_CharLFO5LVL2" text:bullet-char="–">
        <style:list-level-properties text:space-before="0.635cm" text:min-label-width="0.635cm"/>
        <style:text-properties style:font-name="StarSymbol1"/>
      </text:list-level-style-bullet>
      <text:list-level-style-bullet text:level="3" text:style-name="WW_5f_CharLFO5LVL3" text:bullet-char="–">
        <style:list-level-properties text:space-before="1.27cm" text:min-label-width="0.635cm"/>
        <style:text-properties style:font-name="StarSymbol1"/>
      </text:list-level-style-bullet>
      <text:list-level-style-bullet text:level="4" text:style-name="WW_5f_CharLFO5LVL4" text:bullet-char="–">
        <style:list-level-properties text:space-before="1.905cm" text:min-label-width="0.635cm"/>
        <style:text-properties style:font-name="StarSymbol1"/>
      </text:list-level-style-bullet>
      <text:list-level-style-bullet text:level="5" text:style-name="WW_5f_CharLFO5LVL5" text:bullet-char="–">
        <style:list-level-properties text:space-before="2.54cm" text:min-label-width="0.635cm"/>
        <style:text-properties style:font-name="StarSymbol1"/>
      </text:list-level-style-bullet>
      <text:list-level-style-bullet text:level="6" text:style-name="WW_5f_CharLFO5LVL6" text:bullet-char="–">
        <style:list-level-properties text:space-before="3.175cm" text:min-label-width="0.635cm"/>
        <style:text-properties style:font-name="StarSymbol1"/>
      </text:list-level-style-bullet>
      <text:list-level-style-bullet text:level="7" text:style-name="WW_5f_CharLFO5LVL7" text:bullet-char="–">
        <style:list-level-properties text:space-before="3.81cm" text:min-label-width="0.635cm"/>
        <style:text-properties style:font-name="StarSymbol1"/>
      </text:list-level-style-bullet>
      <text:list-level-style-bullet text:level="8" text:style-name="WW_5f_CharLFO5LVL8" text:bullet-char="–">
        <style:list-level-properties text:space-before="4.445cm" text:min-label-width="0.635cm"/>
        <style:text-properties style:font-name="StarSymbol1"/>
      </text:list-level-style-bullet>
      <text:list-level-style-bullet text:level="9" text:style-name="WW_5f_CharLFO5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émo:</text:p>
      <text:p text:style-name="P1">Post mortem (Analyse de gestion de projet). Ce document doit répondre aux questions suivantes:</text:p>
      <text:list xml:id="list33598640" text:style-name="L1">
        <text:list-item>
          <text:p text:style-name="P17">qu'est-ce qui n'a pas marché lors de la gestion de ce projet, et pourquoi? comment cela aurait-il pu être évité?</text:p>
        </text:list-item>
        <text:list-item>
          <text:p text:style-name="P16">qu'est-ce qui a bien marché, et pourquoi? que faudra-t-il faire pour reproduire ce résultat?</text:p>
        </text:list-item>
      </text:list>
      <text:p text:style-name="P2"/>
      <text:p text:style-name="P3">Avé Rémi, ceux qui vont mourir te saluent</text:p>
      <text:p text:style-name="P4"/>
      <text:p text:style-name="P5">Rapport Post Mortem</text:p>
      <text:p text:style-name="P5"/>
      <text:p text:style-name="P1">Introduction</text:p>
      <text:p text:style-name="P1"/>
      <text:p text:style-name="P5"><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P5">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5">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5"/>
      <text:p text:style-name="P5"/>
      <text:p text:style-name="P1">I- Résumé de la phase d'analyse</text:p>
      <text:p text:style-name="P1"><text:tab/></text:p>
      <text:p text:style-name="P5"><text:tab/>Suite à la phase de réflexion et d'analyse du 1er semestre, sont ressortis deux langages de description et une stratégie de développement.</text:p>
      <text:p text:style-name="P5"/>
      <text:p text:style-name="P5"><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5">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 vidéo ludique.</text:p>
      <text:p text:style-name="P5">Le schéma de compilation était donc le suivant: un fichier décrivant le jeu dans le langage de « haut-niveau » devait être compilé afin de donner un fichier respectant le langage de « bas-<text:soft-page-break/>niveau ». A cette étape, l’utilisateur devait pouvoir effectuer de nouveaux ajouts ou modifications. Le second compilateur devait produire alors le script final du jeu en JavaScript, interprétable par un browser supportant le HMTL5.</text:p>
      <text:p text:style-name="P5"/>
      <text:p text:style-name="P5"/>
      <text:p text:style-name="P5"><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P5">Ci-dessous, le diagramme de Gantt qui représente la stratégie de développement initialement prévue, qui reposait principalement sur le modèle du cycle en V:</text:p>
      <text:p text:style-name="P5"/>
      <text:p text:style-name="P6">Diagramme de Gantt du planning prévisionnel pour le 2<text:span text:style-name="Default_20_Paragraph_20_Font"><text:span text:style-name="T1">nd</text:span></text:span> semestre</text:p>
      <text:p text:style-name="P5"/>
      <text:p text:style-name="P5"/>
      <text:p text:style-name="P5"><text:span text:style-name="Default_20_Paragraph_20_Font"><text:span text:style-name="T3">II- Une nouvelle stratégie de développement</text:span></text:span></text:p>
      <text:p text:style-name="P5"/>
      <text:p text:style-name="P5"><text:tab/>Au début de la phase de développement, une autre stratégie de développement a été suivie, principalement sous l'influence de notre responsable de projet.</text:p>
      <text:p text:style-name="P5">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ne présentant des résultats qu'à la fin du semestre.</text:p>
      <text:p text:style-name="P5"/>
      <text:p text:style-name="P5">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seul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trois pas dans une direction aléatoire sinon il y a défaite. Le chasseur suit la contrainte suivante, il ne peut lancer qu'un projectile à la fois et doit attendre la disparition de celui-ci (sortie d'écran ou contact avec obstacle) afin de pouvoir tirer à nouveau.</text:p>
      <text:p text:style-name="P5"/>
      <text:p text:style-name="P5">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5"/>
      <text:p text:style-name="P5"/>
      <text:p text:style-name="P5">Le groupe de projet s'est séparé de la manière suivante:</text:p>
      <text:list xml:id="list33593075" text:style-name="L2">
        <text:list-item>
          <text:p text:style-name="P10">Groupe Contenu (2 personnes) avec pour mission, l'adaptation des mini-jeux 2D développés au premier semestre au langage « haut niveau » et la réalisation des élément 3D de ces mini-jeux.</text:p>
        </text:list-item>
      </text:list>
      <text:list xml:id="list33579919" text:style-name="L3">
        <text:list-item>
          <text:p text:style-name="P11">Groupe IHM (4 personnes) ayant pour objectif la réalisation d'une Interface Homme Machine pour le logiciel 3DWIGS.</text:p>
        </text:list-item>
      </text:list>
      <text:list xml:id="list33603331" text:style-name="L4">
        <text:list-item>
          <text:p text:style-name="P12">Groupe Compilation (4 personnes) avec pour but la création des deux analyseurs syntaxique pour les langages de description réalisés durant le premier semestre.</text:p>
        </text:list-item>
      </text:list>
      <text:list xml:id="list33586810" text:style-name="L5">
        <text:list-item>
          <text:p text:style-name="P13">Groupe Moteur 3D (5 personnes) avec pour mission la conception d'un moteur physique 3D offrant un ensemble de fonctions pour la réalisation concrète des mini-jeux.</text:p>
        </text:list-item>
        <text:list-item>
          <text:p text:style-name="P13">Groupe Documentation (2 personnes) pour écrire la documentation au fur et à mesure de <text:soft-page-break/>l'avancement du projet.</text:p>
        </text:list-item>
      </text:list>
      <text:p text:style-name="P5"/>
      <text:p text:style-name="P5">Voici le diagramme de Gantt qui correspond à ce nouveau choix de développement.</text:p>
      <text:p text:style-name="P5"/>
      <text:p text:style-name="P5">(diagramme de Gantt: jeu du lapin)</text:p>
      <text:p text:style-name="P5"/>
      <text:p text:style-name="P5"/>
      <text:p text:style-name="P5"/>
      <text:p text:style-name="P1">III- Faiblesses, difficultés, choix pris durant le développement de 3DWIGS</text:p>
      <text:p text:style-name="P1"/>
      <text:p text:style-name="P1"><text:tab/><text:span text:style-name="T4">Le choix de cette nouvelle stratégie de développement possède de nombreux points forts du fait qu'elle soit basée sur un système de cycle itératif. Cependant, la complexité du projet en lui-même a posé au groupe un soucis temporel qui fut difficile à surmonter.</text:span></text:p>
      <text:p text:style-name="P7"/>
      <text:p text:style-name="P1"><text:span text:style-name="T4"><text:tab/></text:span>1- Le cycle itératif</text:p>
      <text:p text:style-name="P5"><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5">Cependant, le choix de suivre une telle stratégie imposait au groupe Compilation de réaliser les deux analyseurs syntaxique en un temps très limité. Ce qui s'est avéré être une tâche très difficile en vu de la complexité de ceux-ci et du temps imparti pour la première itération, i.e deux semaines.</text:p>
      <text:p text:style-name="P5">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5">Pour résoudre ce problème de temps, il a été décidé de s'affranchir de l'itération 1 de deux semaines en la remplaçant par une itération plus longue d'un mois afin d'instaurer les bases du compilateur pour la suite du cycle de programmation.</text:p>
      <text:p text:style-name="P5"/>
      <text:p text:style-name="P5"><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 </text:p>
      <text:p text:style-name="P5">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 </text:p>
      <text:p text:style-name="P5">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5"/>
      <text:p text:style-name="P5"><text:tab/>En plus de la suppression du langage de description « bas niveau », d'autres modifications ont du être apportées au langage dit de « haut niveau ». En effet, celui-ci s'est avéré être incomplet sur de nombreux points entrainant des délais de réflexion supplémentaires.</text:p>
      <text:p text:style-name="P5"/>
      <text:p text:style-name="P5">+ ajouter les changements sur le langage de haut-niveau.</text:p>
      <text:p text:style-name="P5"><text:tab/><text:tab/></text:p>
      <text:p text:style-name="P5"><text:tab/><text:span text:style-name="T3">2- La réorganisation des groupes: « extrem programming »</text:span></text:p>
      <text:p text:style-name="P5"><text:soft-page-break/><text:tab/>Suite au retard qui s'est accumulé durant les premiers mois de développement, une réorganisation de l'ensemble du groupe de projet fut décidée afin de combler ces délais. En effet, la partie Compilation n'avait pas été prise à sa juste mesure, ce qui a eu pour effet de retarder la phase d'intégration des différentes parties du logiciel. Cette réorganisation s'est passée de la façon suivante, les trois groupes les plus avancés (Documentation, IHM et Moteur3D) et ne pouvant plus évoluer sans un compilateur au point se sont joints au développement de ce dernier. Cette organisation a permis de rapidement faire évoluer l'analyseur syntaxique du langage de description afin de pouvoir assister à la première intégration complète des modules du logiciel. </text:p>
      <text:p text:style-name="P5"/>
      <text:p text:style-name="P5"><text:tab/><text:span text:style-name="T3">3- Comment auraient pu être évités ces problèmes ?</text:span></text:p>
      <text:p text:style-name="P5"><text:span text:style-name="T3"><text:tab/></text:span><text:span text:style-name="T4">Dans les deux parties précédemment développées, il a été constaté que les différents problèmes étaient survenus autour du cœur du logiciel: le compilateur.</text:span></text:p>
      <text:p text:style-name="P7">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5"/>
      <text:p text:style-name="P5">(en cours de relecture)</text:p>
      <text:p text:style-name="P5"/>
      <text:p text:style-name="P1">IV – Les réussites dans 3DWIGS</text:p>
      <text:p text:style-name="P7"><text:tab/>Dans la partie précédente, il a été présenté certaines étapes du développement durant lesquelles des erreurs ont été commises par le groupe de projet. L'analyse de l'historique de conception du logiciel a montré que les problèmes rencontrés lors de la phase de réalisation du programme provenait principalement d'une mauvaise analyse des priorités et de l'organisation des sous-groupe. Après une étude des événements, le constat fut rapide à établir, le groupe Compilation aurait du réunir plus de membre à son départ afin d'assurer le bon développement du projet Mini3D. Cependant et heureusement, la phase de développement du projet n'a pas subit que les préjudices du à des mauvais choix au niveau de la stratégie de développement. Il y eu des étapes dans la réalisation du logiciel qui se sont comblés par une réussite. Que se soit dans la maîtrise des difficultés et les choix pris pour les prévenir.</text:p>
      <text:p text:style-name="P1"/>
      <text:p text:style-name="P1"><text:tab/>(1- Apprentissage et développement en WebGL)</text:p>
      <text:p text:style-name="P1"><text:tab/><text:span text:style-name="T4">Dans l'ancien planning prévisionnel, l'apprentissage du WebGL constituait une étape critique pour le bon développement du projet car celui-ci avait été mis en avant du faite que c'était une inconnue totale pour l'ensemble du groupe. Et dans la nouvelle stratégie de développement, deux des sous-groupes créés devaient avoir affaire à cette nouvelle technologie. En effet, le groupe IHM et Moteur 3D étaient les plus à même a avoir à gérer cet élément nouveau. De ce fait, durant la répartition des groupes, afin de prévenir des difficultés, ces derniers furent avantagés en se voyant attribuer un effectif conséquent. Ceci dans le but d'éviter de se retrouver piégé face à l'inconnu et les difficultés et se ne fut pas le cas.</text:span></text:p>
      <text:p text:style-name="P7">En effet, le choix d'utiliser une librairie a permis de gagner beaucoup de temps malgré un manque relatif de documentations détails et d'une fiabilité plus que douteuse car cette technologie et librairie sont toujours en cours de développement, et reste encore avec pas mal d'erreur en son sein et qui reste en cours de correction.</text:p>
      <text:p text:style-name="P5"><text:span text:style-name="T4">La fameuse librairie que le groupe Mini3D a utilisé, et qui est toujours en cours de développement, a été réalisé par le</text:span> Britannique Paul Brunt et se nomme GLGE. Il s’agit d’une librairie JavaScript facilitant l’utilisation du WebGL. Elle permet d'accéder directement à OpenGL ES2 et permet ainsi l’accès à l'utilisation de l'accélération matérielle des applications 2D/3D sans avoir besoin de télécharger aucun plugins.</text:p>
      <text:p text:style-name="P8"><text:soft-page-break/>Le but de GLGE est de masquer l’utilisation directe du WebGL au développeur Web, qui peut alors se concentrer sur la création d’un contenu plus riche pour le web. La documentation concernant cette librairie est disponible sur son site Web : <text:span text:style-name="T2">http://www.glge.org/</text:span></text:p>
      <text:p text:style-name="P5">Malgré l'utilisation de cette librairie, les groupes ont du se former et comprendre le WebGL du faite de l'existence de nombreuses erreurs <text:s/>afin de pouvoir différencier la provenance des incohérences rencontrées. Pour savoir si celles-ci avaient pour origine le code développé par les équipes de 3DWIGS ou s'ils venaient de l'implémentation de la librairie.</text:p>
      <text:p text:style-name="P5">N'ayant moins, le choix d'avoir un effectif conséquent pour ces parties a permis le bon fonctionnement de celles-ci se qui approuve le bon fonctionnement de la stratégie de développement.</text:p>
      <text:p text:style-name="P5"/>
      <text:p text:style-name="P5"><text:tab/>(<text:span text:style-name="T3">2- Réalisation du contenu 3D</text:span></text:p>
      <text:p text:style-name="P1"><text:tab/><text:span text:style-name="T4">Dans cette partie, il va être démontré qu'un nombre élevé de collaborateur n'implique pas forcément une réussite dans le succès de l'atteinte des objectifs. En effet, le groupe Contenu, malgré un effectif minimal a réussi les différentes tâches qu'il avait a accomplir en réalisant l'ensemble des traduction des mini-jeux 2D qui fut réalisé durant la phase d'analyse du 1er semestre.)</text:span></text:p>
      <text:p text:style-name="P7"/>
      <text:p text:style-name="P5"/>
      <text:p text:style-name="P1">V – Résultat</text:p>
      <text:p text:style-name="P7"><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Certes, dès le début de l'année de Master1, durant la première réunion de projet avec l'encadreur et responsable, le Docteur Rémi COZOT, il était sûr que vu l'inexpérience de l'ensemble de l'effectif que le projet Mini3D ne pouvait aboutir à une totale réussite. Mais avoir un logiciel terminait été resté un objectif à atteindre malgré la faible probabilité qu'il y avait d'y arriver. Cependant le faite de ne pas être arrivé à un résultat acceptable reste décevant pour l'ensemble du groupe. Néanmoins le faite de penser à l'éventualité d'une reprise du logiciel 3DWIGS permet à l'effectif de continuer le travail afin de voir une version finale et opérationnel du logiciel qui répondra à l'ensemble des critères du cahier des charges en réalisant une reprise simple de tous le travail qui a été réalisé.</text:p>
      <text:p text:style-name="P7"/>
      <text:p text:style-name="P7"><text:tab/><text:span text:style-name="T3">1- Description de l'état de l'IHM de 3DWIGS</text:span></text:p>
      <text:p text:style-name="P7"/>
      <text:p text:style-name="P7"/>
      <text:p text:style-name="P1"><text:tab/>2- Description de l'état du Moteur3D de 3DWIGS</text:p>
      <text:p text:style-name="P7"><text:tab/>Dans cette sous-partie, il sera décrit l'état d'avancement du moteur physique de 3DWIGS. Celui-ci utilise principalement la librairie GLGE dans sa version 0.8 et permet le chargement et l'animation d'élément 3D importé par fichier Collada.</text:p>
      <text:p text:style-name="P7">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7">Dans cette environnement 3D, l'utilisateur peut faire évoluer un ou un ensemble des objets via l'utilisation du clavier et suivre les déplacements de celui-ci en lui affectant une caméra ou en déplacement celle qui créé en même temps que la scène.</text:p>
      <text:p text:style-name="P7">L'ensemble des objets de la scènes peut être aussi soumis à des forces comme la gravité si cela fait parti des souhaits de l'utilisateur. En effet, le moteur de 3DWIGS peut simuler l'application de force distincte à un objet ou un ensemble d'objet via l'utilisation de fonctions implémentées par l'équipe de gestion du Moteur 3D de 3DWIGS. Cependant, cette intéraction n'est pas la seule qui est proposé <text:soft-page-break/>par le moteur physique. Celui-ci peut gérer la détection des collisions entre différents éléments de la scène et réaliser des actions en fonction des règles ou des choix inscrit par l'utilisateur quand celle-ci a lieu. Le système de collision du logiciel est basé sur l'utilisation de BoundingBox afin de rendre les collisions entre les différents objets réalistes.</text:p>
      <text:p text:style-name="P7"/>
      <text:p text:style-name="P1"><text:tab/>3- Description de l'état du Compilateur de 3DWIGS</text:p>
      <text:list xml:id="list33573264" text:style-name="L6">
        <text:list-header>
          <text:p text:style-name="P15"/>
        </text:list-header>
      </text:list>
      <text:p text:style-name="P5"/>
      <text:p text:style-name="P1">Conclusion</text:p>
      <text:p text:style-name="P7"><text:tab/>L'étude de l'historique de développement du projet Mini3D a pu mettre en évidence l'importance de la phase d'analyse qui fut réalisée durant le 1er semestre de Master1 et les conséquences vis à vis de la qualité de celle-ci. En effet, il a été remarqué que le développement pas assez approfondie de cette partie a eu pour répercussion une perte de temps considérable, se qui eut pour engendra la remise en cause de l'intégrité du projet. Le travail fournit pour la réalisation des correctifs d'erreurs et d'oublis de la phase d'analyse, a engendré un gaspillage de force du faite qu'une partie du travail qui fut réalisée s'est avérée inutile parce que celui-ci ne correspondait plus aux demandes initiales.</text:p>
      <text:p text:style-name="P7">Au final, sans une bonne phase d'analyse, la réalisation d'un projet est impossible car sans elle, c'est la catastro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WW_5f_CharLFO5LVL1" style:display-name="WW_CharLFO5LVL1" style:family="text">
      <style:text-properties style:font-name="StarSymbol1" style:font-name-asian="OpenSymbol" style:font-name-complex="OpenSymbol"/>
    </style:style>
    <style:style style:name="WW_5f_CharLFO5LVL2" style:display-name="WW_CharLFO5LVL2" style:family="text">
      <style:text-properties style:font-name="StarSymbol1" style:font-name-asian="OpenSymbol" style:font-name-complex="OpenSymbol"/>
    </style:style>
    <style:style style:name="WW_5f_CharLFO5LVL3" style:display-name="WW_CharLFO5LVL3" style:family="text">
      <style:text-properties style:font-name="StarSymbol1" style:font-name-asian="OpenSymbol" style:font-name-complex="OpenSymbol"/>
    </style:style>
    <style:style style:name="WW_5f_CharLFO5LVL4" style:display-name="WW_CharLFO5LVL4" style:family="text">
      <style:text-properties style:font-name="StarSymbol1" style:font-name-asian="OpenSymbol" style:font-name-complex="OpenSymbol"/>
    </style:style>
    <style:style style:name="WW_5f_CharLFO5LVL5" style:display-name="WW_CharLFO5LVL5" style:family="text">
      <style:text-properties style:font-name="StarSymbol1" style:font-name-asian="OpenSymbol" style:font-name-complex="OpenSymbol"/>
    </style:style>
    <style:style style:name="WW_5f_CharLFO5LVL6" style:display-name="WW_CharLFO5LVL6" style:family="text">
      <style:text-properties style:font-name="StarSymbol1" style:font-name-asian="OpenSymbol" style:font-name-complex="OpenSymbol"/>
    </style:style>
    <style:style style:name="WW_5f_CharLFO5LVL7" style:display-name="WW_CharLFO5LVL7" style:family="text">
      <style:text-properties style:font-name="StarSymbol1" style:font-name-asian="OpenSymbol" style:font-name-complex="OpenSymbol"/>
    </style:style>
    <style:style style:name="WW_5f_CharLFO5LVL8" style:display-name="WW_CharLFO5LVL8" style:family="text">
      <style:text-properties style:font-name="StarSymbol1" style:font-name-asian="OpenSymbol" style:font-name-complex="OpenSymbol"/>
    </style:style>
    <style:style style:name="WW_5f_CharLFO5LVL9" style:display-name="WW_CharLFO5LVL9" style:family="text">
      <style:text-properties style:font-name="StarSymbol1" style:font-name-asian="OpenSymbol" style:font-name-complex="OpenSymbol"/>
    </style:style>
    <style:style style:name="WW_5f_CharLFO6LVL1" style:display-name="WW_CharLFO6LVL1" style:family="text">
      <style:text-properties style:font-name="StarSymbol1" style:font-name-asian="OpenSymbol" style:font-name-complex="OpenSymbol"/>
    </style:style>
    <style:style style:name="WW_5f_CharLFO6LVL2" style:display-name="WW_CharLFO6LVL2" style:family="text">
      <style:text-properties style:font-name="StarSymbol1" style:font-name-asian="OpenSymbol" style:font-name-complex="OpenSymbol"/>
    </style:style>
    <style:style style:name="WW_5f_CharLFO6LVL3" style:display-name="WW_CharLFO6LVL3" style:family="text">
      <style:text-properties style:font-name="StarSymbol1" style:font-name-asian="OpenSymbol" style:font-name-complex="OpenSymbol"/>
    </style:style>
    <style:style style:name="WW_5f_CharLFO6LVL4" style:display-name="WW_CharLFO6LVL4" style:family="text">
      <style:text-properties style:font-name="StarSymbol1" style:font-name-asian="OpenSymbol" style:font-name-complex="OpenSymbol"/>
    </style:style>
    <style:style style:name="WW_5f_CharLFO6LVL5" style:display-name="WW_CharLFO6LVL5" style:family="text">
      <style:text-properties style:font-name="StarSymbol1" style:font-name-asian="OpenSymbol" style:font-name-complex="OpenSymbol"/>
    </style:style>
    <style:style style:name="WW_5f_CharLFO6LVL6" style:display-name="WW_CharLFO6LVL6" style:family="text">
      <style:text-properties style:font-name="StarSymbol1" style:font-name-asian="OpenSymbol" style:font-name-complex="OpenSymbol"/>
    </style:style>
    <style:style style:name="WW_5f_CharLFO6LVL7" style:display-name="WW_CharLFO6LVL7" style:family="text">
      <style:text-properties style:font-name="StarSymbol1" style:font-name-asian="OpenSymbol" style:font-name-complex="OpenSymbol"/>
    </style:style>
    <style:style style:name="WW_5f_CharLFO6LVL8" style:display-name="WW_CharLFO6LVL8" style:family="text">
      <style:text-properties style:font-name="StarSymbol1" style:font-name-asian="OpenSymbol" style:font-name-complex="OpenSymbol"/>
    </style:style>
    <style:style style:name="WW_5f_CharLFO6LVL9" style:display-name="WW_CharLFO6LVL9" style:family="text">
      <style:text-properties style:font-name="StarSymbol1"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meta:creation-date>
    <dc:date>2011-04-29T15:22:00.70</dc:date>
    <dc:language>fr-FR</dc:language>
    <meta:editing-cycles>48</meta:editing-cycles>
    <meta:editing-duration>PT09H33M29S</meta:editing-duration>
    <meta:document-statistic meta:table-count="0" meta:image-count="0" meta:object-count="0" meta:page-count="6" meta:paragraph-count="74" meta:word-count="3115" meta:character-count="19267"/>
    <meta:user-defined meta:name="Info 1"/>
    <meta:user-defined meta:name="Info 2"/>
    <meta:user-defined meta:name="Info 3"/>
    <meta:user-defined meta:name="Info 4"/>
    <meta:template xlink:type="simple" xlink:actuate="onRequest" xlink:title="" xlink:href="Normal.dotm" meta:date="2011-04-28T20:22:31"/>
  </office:meta>
</office:document-meta>
</file>